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dial Distan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float" office:value="0.05575" calcext:value-type="float">
            <text:p>0.05575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0.08175" calcext:value-type="float">
            <text:p>0.08175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 office:value-type="float" office:value="0.1195" calcext:value-type="float">
            <text:p>0.1195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float" office:value="0.1315" calcext:value-type="float">
            <text:p>0.1315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float" office:value="0.14475" calcext:value-type="float">
            <text:p>0.14475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0.15925" calcext:value-type="float">
            <text:p>0.15925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0.17525" calcext:value-type="float">
            <text:p>0.17525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float" office:value="0.19275" calcext:value-type="float">
            <text:p>0.19275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20.28" calcext:value-type="float">
            <text:p>20.2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office:value-type="float" office:value="0.2565" calcext:value-type="float">
            <text:p>0.2565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0.31025" calcext:value-type="float">
            <text:p>0.31025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float" office:value="0.34125" calcext:value-type="float">
            <text:p>0.34125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0.3755" calcext:value-type="float">
            <text:p>0.3755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float" office:value="0.7325" calcext:value-type="float">
            <text:p>0.7325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1.5675" calcext:value-type="float">
            <text:p>1.5675</text:p>
          </table:table-cell>
          <table:table-cell office:value-type="float" office:value="21.13" calcext:value-type="float">
            <text:p>21.13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1.8975" calcext:value-type="float">
            <text:p>1.897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2.0875" calcext:value-type="float">
            <text:p>2.0875</text:p>
          </table:table-cell>
          <table:table-cell office:value-type="float" office:value="21.98" calcext:value-type="float">
            <text:p>21.98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float" office:value="2.7775" calcext:value-type="float">
            <text:p>2.7775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office:value-type="float" office:value="3.3625" calcext:value-type="float">
            <text:p>3.3625</text:p>
          </table:table-cell>
          <table:table-cell office:value-type="float" office:value="23.71" calcext:value-type="float">
            <text:p>23.71</text:p>
          </table:table-cell>
        </table:table-row>
        <table:table-row table:style-name="ro1">
          <table:table-cell office:value-type="float" office:value="3.6975" calcext:value-type="float">
            <text:p>3.6975</text:p>
          </table:table-cell>
          <table:table-cell office:value-type="float" office:value="24.3" calcext:value-type="float">
            <text:p>2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2:50:22.656555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7:12:40.494880356</meta:creation-date>
    <dc:date>2020-05-15T12:50:29.849242329</dc:date>
    <meta:editing-duration>PT1M40S</meta:editing-duration>
    <meta:editing-cycles>3</meta:editing-cycles>
    <meta:generator>LibreOffice/6.0.7.3$Linux_X86_64 LibreOffice_project/00m0$Build-3</meta:generator>
    <meta:document-statistic meta:table-count="1" meta:cell-count="90" meta:object-count="0"/>
  </office:meta>
</office:document-meta>
</file>